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03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216cm"/>
    </style:style>
    <style:style style:name="co9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 style:data-style-name="N116"/>
    <style:style style:name="ce11" style:family="table-cell" style:parent-style-name="Default" style:data-style-name="N115"/>
    <style:style style:name="ce12" style:family="table-cell" style:parent-style-name="Default" style:data-style-name="N117"/>
    <style:style style:name="ce1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l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63.440333333333" calcext:value-type="float">
            <text:p>263.440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7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3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2" calcext:value-type="float">
            <text:p>0.0012</text:p>
          </table:table-cell>
          <table:table-cell office:value-type="float" office:value="0.6" calcext:value-type="float">
            <text:p>0.6</text:p>
          </table:table-cell>
          <table:table-cell table:formula="of:=2.65*([.C23]+1)-(5.3-3.5*[.C23])*[.C23]*[.C23]*EXP(-(1.5-LOG([.$B$21];10)/2))" office:value-type="float" office:value="4.23223788505705" calcext:value-type="float">
            <text:p>4.2322378851</text:p>
          </table:table-cell>
          <table:table-cell table:formula="of:=[.B23]/([.C23])^(-[.D23])" office:value-type="float" office:value="0.000138122542217847" calcext:value-type="float">
            <text:p>0.000138122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25963153419253" calcext:value-type="float">
            <text:p>0.0001259632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0793882951367233" calcext:value-type="float">
            <text:p>0.0079388295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120857224440616" calcext:value-type="float">
            <text:p>0.0001208572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table:formula="of:=[.D41]*[.C41]/60*2*3.14159/([.B12]^5*([.$C$41]/60)^3*1000)" office:value-type="float" office:value="0.91285570508846" calcext:value-type="float">
            <text:p>0.9128557051</text:p>
          </table:table-cell>
          <table:table-cell table:formula="of:=[.D41]*2*3.14159*[.C41]/60" office:value-type="float" office:value="3.769908" calcext:value-type="float">
            <text:p>3.769908</text:p>
          </table:table-cell>
          <table:table-cell table:formula="of:=1.5*1000*([.C41]/60)^3*[.$B$12]^5" office:value-type="float" office:value="6.1946942638125" calcext:value-type="float">
            <text:p>6.1946942638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table:formula="of:=[.D42]*[.C42]/60*2*3.14159/([.$B$12]^5*([.C42]/60)^3*1000)" office:value-type="float" office:value="1.27419442168598" calcext:value-type="float">
            <text:p>1.2741944217</text:p>
          </table:table-cell>
          <table:table-cell table:formula="of:=[.D42]*2*3.14159*[.C42]/60" office:value-type="float" office:value="42.097306" calcext:value-type="float">
            <text:p>42.097306</text:p>
          </table:table-cell>
          <table:table-cell table:formula="of:=1.5*1000*([.C42]/60)^3*[.$B$12]^5" office:value-type="float" office:value="49.5575541105" calcext:value-type="float">
            <text:p>49.5575541105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D43]*[.C43]/60*2*3.14159/([.$B$12]^5*([.C43]/60)^3*1000)" office:value-type="float" office:value="0.962777501460485" calcext:value-type="float">
            <text:p>0.9627775015</text:p>
          </table:table-cell>
          <table:table-cell table:formula="of:=[.D43]*2*3.14159*[.C43]/60" office:value-type="float" office:value="75.39816" calcext:value-type="float">
            <text:p>75.39816</text:p>
          </table:table-cell>
          <table:table-cell table:formula="of:=1.5*1000*([.C43]/60)^3*[.$B$12]^5" office:value-type="float" office:value="117.469757891556" calcext:value-type="float">
            <text:p>117.4697578916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D44]*[.C44]/60*2*3.14159/([.$B$12]^5*([.C44]/60)^3*1000)" office:value-type="float" office:value="1.23615876730729" calcext:value-type="float">
            <text:p>1.2361587673</text:p>
          </table:table-cell>
          <table:table-cell table:formula="of:=[.D44]*2*3.14159*[.C44]/60" office:value-type="float" office:value="40.84067" calcext:value-type="float">
            <text:p>40.84067</text:p>
          </table:table-cell>
          <table:table-cell table:formula="of:=1.5*1000*([.C44]/60)^3*[.$B$12]^5" office:value-type="float" office:value="49.5575541105" calcext:value-type="float">
            <text:p>49.5575541105</text:p>
          </table:table-cell>
          <table:table-cell table:number-columns-repeated="5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0" calcext:value-type="float">
            <text:p>1.00E+009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6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2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01333333333333" calcext:value-type="float">
            <text:p>0.0009013333</text:p>
          </table:table-cell>
          <table:table-cell office:value-type="float" office:value="0.65" calcext:value-type="float">
            <text:p>0.65</text:p>
          </table:table-cell>
          <table:table-cell table:formula="of:=2.65*([.C23]+1)-(5.3-3.5*[.C23])*[.C23]*[.C23]*EXP(-(1.5-LOG([.$B$21];10)/2))" office:value-type="float" office:value="4.36388848261348" calcext:value-type="float">
            <text:p>4.3638884826</text:p>
          </table:table-cell>
          <table:table-cell table:formula="of:=[.B23]/([.C23])^(-[.D23])" office:value-type="float" office:value="0.000137549870026542" calcext:value-type="float">
            <text:p>0.0001375499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.55277488200757" calcext:value-type="float">
            <text:p>6.552774882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113536086551595" calcext:value-type="float">
            <text:p>1.13536086551595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880777231603422" calcext:value-type="float">
            <text:p>0.0880777232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49012359195421" calcext:value-type="float">
            <text:p>0.0001490124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20866529917977" calcext:value-type="float">
            <text:p>2.21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16670065849535" calcext:value-type="float">
            <text:p>0.0002166701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01333333333333" calcext:value-type="float">
            <text:p>0.0009013333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5095466666667" calcext:value-type="float">
            <text:p>0.0105095467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01333333333333" calcext:value-type="float">
            <text:p>0.090133333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2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8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8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7" table:default-cell-style-name="ce1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3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1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9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00-00-00</text:date>, <text:time style:data-style-name="N2" text:time-value="0000-00-00T00:00:01.889491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5-21T14:06:58.650365927</dc:date>
    <dc:creator>bruno </dc:creator>
    <meta:editing-duration>P2DT5H40M40S</meta:editing-duration>
    <meta:editing-cycles>99</meta:editing-cycles>
    <meta:document-statistic meta:table-count="19" meta:cell-count="2016" meta:object-count="0"/>
  </office:meta>
</office:document-meta>
</file>